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reg Baker</text:p>
      <text:p text:style-name="Standard">Final Self Assessment</text:p>
      <text:p text:style-name="Standard">Senior Design</text:p>
      <text:p text:style-name="Standard"/>
      <text:p text:style-name="Standard">To this project I helped to contribute a lot of the design of the program. Specifically I contributed to the <text:s/>encryption system, and designed the session key exchange using a public key encryption system. I wrote the Message system, which helps to verify that the messages are getting through unharmed and without any hiccups in the encryption. I purchased the phone which we're using to verify the functionality of the app we're working with. </text:p>
      <text:p text:style-name="Standard">I learned much more about the specifics of implementing an encryption system during the course of this project; from the workings of AES and RSA in particular to nuances of a secure key generation, exchange, and usage in general. I learned about the pitfalls of using an emulated instance to test functionality, and the importance of a large monitor and keyboard. I learned a lot of Java, and a lot about the Android APIs, specifically those used for reading audio from the microphone and writing audio to the speakers. Finally, I learned that the call system on Android phones is proprietary, and that the sudden project switch late in the project is very difficult to manag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5-25T14:59:28</meta:creation-date>
    <meta:document-statistic meta:table-count="0" meta:image-count="0" meta:object-count="0" meta:page-count="1" meta:paragraph-count="5" meta:word-count="197" meta:character-count="1165"/>
    <dc:date>2010-05-25T15:09:58</dc:date>
    <meta:editing-duration>PT00H10M33S</meta:editing-duration>
    <meta:editing-cycles>1</meta:editing-cycles>
    <meta:generator>OpenOffice.org/3.1$Linux OpenOffice.org_project/310m19$Build-9420</meta:generator>
  </office:meta>
</office:document-meta>
</file>